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8382in"/>
    </style:style>
    <style:style style:name="co7" style:family="table-column">
      <style:table-column-properties fo:break-before="auto" style:column-width="0.6909in"/>
    </style:style>
    <style:style style:name="co8" style:family="table-column">
      <style:table-column-properties fo:break-before="auto" style:column-width="2.9909in"/>
    </style:style>
    <style:style style:name="co9" style:family="table-column">
      <style:table-column-properties fo:break-before="auto" style:column-width="1.7311in"/>
    </style:style>
    <style:style style:name="co10" style:family="table-column">
      <style:table-column-properties fo:break-before="auto" style:column-width="2.95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2.6535in"/>
    </style:style>
    <style:style style:name="co14" style:family="table-column">
      <style:table-column-properties fo:break-before="auto" style:column-width="1.5063in"/>
    </style:style>
    <style:style style:name="co15" style:family="table-column">
      <style:table-column-properties fo:break-before="auto" style:column-width="2.7819in"/>
    </style:style>
    <style:style style:name="co16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3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fo:wrap-option="wrap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ackground-color="#5983b0" fo:border="0.06pt solid #000000"/>
      <style:text-properties fo:color="#000000" fo:font-size="6pt" style:font-size-asian="6pt" style:font-size-complex="6pt"/>
    </style:style>
    <style:style style:name="ce2" style:family="table-cell" style:parent-style-name="Default" style:data-style-name="N100">
      <style:text-properties fo:font-size="6pt" style:font-size-asian="6pt" style:font-size-complex="6pt"/>
    </style:style>
    <style:style style:name="ce8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5983b0" fo:border="0.06pt solid #000000"/>
      <style:text-properties fo:color="#000000" fo:font-size="6pt" style:font-size-asian="6pt" style:font-size-complex="6pt"/>
    </style:style>
    <style:style style:name="ce10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1" style:family="table-cell" style:parent-style-name="Default" style:data-style-name="N100">
      <style:table-cell-properties fo:background-color="#5983b0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5983b0" fo:border="0.06pt solid #000000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5983b0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5983b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100">
      <style:table-cell-properties fo:border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58" table:default-cell-style-name="ce1"/>
        <table:table-row table:style-name="ro1">
          <table:table-cell table:number-columns-repeated="5"/>
          <table:table-cell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umber of total patients</text:p>
          </table:table-cell>
          <table:table-cell office:value-type="float" office:value="220" calcext:value-type="float">
            <text:p>22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umbert of paitents with segmentation label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5" office:value-type="string" calcext:value-type="string">
            <text:p>Douglas delivered 173 ovarian cancer patients CT scan data, in which he segmented 4 slices for each patient, with green marking primary cancer, brown make cancer invading lymph node, and yellow marking metastasis.  (deleting some repeat and error image, remain 169)</text:p>
            <text:p/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PhysicalSize(mm)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PhysicalSize(mm)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699" calcext:value-type="float">
            <text:p>6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anPhysicalSize(mm)</text:p>
          </table:table-cell>
          <table:table-cell office:value-type="float" office:value="384" calcext:value-type="float">
            <text:p>384</text:p>
          </table:table-cell>
          <table:table-cell office:value-type="float" office:value="386.764" calcext:value-type="float">
            <text:p>386.764</text:p>
          </table:table-cell>
          <table:table-cell office:value-type="float" office:value="435.164" calcext:value-type="float">
            <text:p>435.164</text:p>
          </table:table-cell>
          <table:table-cell table:number-columns-repeated="60"/>
        </table:table-row>
        <table:table-row table:style-name="ro3">
          <table:table-cell table:number-columns-repeated="5"/>
          <table:table-cell office:value-type="string" calcext:value-type="string">
            <text:p>In all pixels of 441 labeled slices, 96% was labeled as 0  background  </text:p>
            <text:p>                                                     2.5% was labeled as 1, primary cancer</text:p>
            <text:p>                                                     1.46% was labeled as 2, metastasis,</text:p>
            <text:p>                                                     0.03% was labeled as 3. lymph node</text:p>
            <text:p/>
            <text:p>total 441 labeled slices, only 5 slices have lymph node.  </text:p>
          </table:table-cell>
          <table:table-cell table:number-columns-repeated="58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gmentation Mode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59" table:default-cell-style-name="ce1"/>
        <table:table-column table:style-name="co5" table:number-columns-repeated="960" table:default-cell-style-name="Default"/>
        <table:table-row table:style-name="ro1">
          <table:table-cell table:style-name="ce6" office:value-type="string" calcext:value-type="string">
            <text:p>Date(yyyymmdd)</text:p>
          </table:table-cell>
          <table:table-cell table:style-name="ce6" office:value-type="string" calcext:value-type="string">
            <text:p>Input</text:p>
          </table:table-cell>
          <table:table-cell table:style-name="ce9" office:value-type="string" calcext:value-type="string">
            <text:p>ModelConfig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Comment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20190415</text:p>
          </table:table-cell>
          <table:table-cell table:style-name="ce2" office:value-type="string" calcext:value-type="string">
            <text:p>2D full CT images</text:p>
          </table:table-cell>
          <table:table-cell office:value-type="string" calcext:value-type="string">
            <text:p>2D U-net for primary and metastasis</text:p>
          </table:table-cell>
          <table:table-cell table:style-name="ce10" office:value-type="string" calcext:value-type="string">
            <text:p>primary dice 58%. metastasis dice 19% for validation data (ignore invaded lymph node)</text:p>
          </table:table-cell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  <table:table-cell table:style-name="ce2" table:number-columns-repeated="2"/>
          <table:table-cell table:style-name="ce1"/>
          <table:table-cell table:style-name="ce10"/>
        </table:table-row>
        <table:table-row table:style-name="ro1">
          <table:table-cell table:style-name="ce8" office:value-type="float" office:value="20190419" calcext:value-type="float">
            <text:p>20190419</text:p>
          </table:table-cell>
          <table:table-cell office:value-type="string" calcext:value-type="string">
            <text:p>2D full CT images</text:p>
          </table:table-cell>
          <table:table-cell table:style-name="ce8" office:value-type="string" calcext:value-type="string">
            <text:p>2D U-net for metastasis only</text:p>
          </table:table-cell>
          <table:table-cell table:style-name="ce8" office:value-type="string" calcext:value-type="string">
            <text:p>metastasis dice 22% for validation data</text:p>
          </table:table-cell>
          <table:table-cell table:style-name="ce8"/>
          <table:table-cell table:number-columns-repeated="59"/>
          <table:table-cell table:style-name="ce1" table:number-columns-repeated="960"/>
        </table:table-row>
        <table:table-row table:style-name="ro1">
          <table:table-cell table:style-name="ce8" office:value-type="float" office:value="20190419" calcext:value-type="float">
            <text:p>20190419</text:p>
          </table:table-cell>
          <table:table-cell office:value-type="string" calcext:value-type="string">
            <text:p>2D full CT images</text:p>
          </table:table-cell>
          <table:table-cell table:style-name="ce8" office:value-type="string" calcext:value-type="string">
            <text:p>2D U-net for primary cancer only</text:p>
          </table:table-cell>
          <table:table-cell table:style-name="ce8" office:value-type="string" calcext:value-type="string">
            <text:p>primary dice 66% for validation data</text:p>
          </table:table-cell>
          <table:table-cell table:style-name="ce8"/>
          <table:table-cell table:number-columns-repeated="59"/>
          <table:table-cell table:style-name="ce1" table:number-columns-repeated="960"/>
        </table:table-row>
        <table:table-row table:style-name="ro5">
          <table:table-cell table:style-name="ce8" office:value-type="float" office:value="20190918" calcext:value-type="float">
            <text:p>20190918</text:p>
          </table:table-cell>
          <table:table-cell table:style-name="ce8" office:value-type="string" calcext:value-type="string">
            <text:p>primary cancer ROI. a ROI of size 51*171*171 pixels around primary cancer.</text:p>
            <text:p>Total 36 patient data, in which training data 24 patients, validation 6 patients,</text:p>
            <text:p>and test 6 patients; All 36 patients data have 50-80% 3D label.</text:p>
          </table:table-cell>
          <table:table-cell table:style-name="ce8" office:value-type="string" calcext:value-type="string">
            <text:p>3D Vnet for segmentation</text:p>
          </table:table-cell>
          <table:table-cell table:style-name="ce8" office:value-type="string" calcext:value-type="string">
            <text:p>min dice: 30%; max dice:81%; mean dice: 61% with std 16%, on test dat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office:value-type="float" office:value="20191212" calcext:value-type="float">
            <text:p>20191212</text:p>
          </table:table-cell>
          <table:table-cell table:style-name="ce8" office:value-type="string" calcext:value-type="string">
            <text:p>primary caner ROI with uniform physical size of [1,1,3], </text:p>
          </table:table-cell>
          <table:table-cell table:style-name="ce8" office:value-type="string" calcext:value-type="string">
            <text:p>3D Vnet for segmentation</text:p>
          </table:table-cell>
          <table:table-cell table:style-name="ce8" office:value-type="string" calcext:value-type="string">
            <text:p>mean dice: 68%, max dice: 95%, std: 24% with test data.</text:p>
          </table:table-cell>
          <table:table-cell table:style-name="ce8"/>
          <table:table-cell table:number-columns-repeated="1019"/>
        </table:table-row>
        <table:table-row table:style-name="ro1" table:number-rows-repeated="3">
          <table:table-cell table:style-name="ce8" table:number-columns-repeated="5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the latent vector of segmenation U-Net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 Model" table:style-name="ta1">
        <table:table-column table:style-name="co5" table:number-columns-repeated="64" table:default-cell-style-name="ce1"/>
        <table:table-column table:style-name="co5" table:number-columns-repeated="960" table:default-cell-style-name="Default"/>
        <table:table-row table:style-name="ro1">
          <table:table-cell table:style-name="ce11" office:value-type="string" calcext:value-type="string">
            <text:p>Date(yyyymmdd)</text:p>
          </table:table-cell>
          <table:table-cell table:style-name="ce11" office:value-type="string" calcext:value-type="string">
            <text:p>Input</text:p>
          </table:table-cell>
          <table:table-cell table:style-name="ce12" office:value-type="string" calcext:value-type="string">
            <text:p>ModelConfig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Comments</text:p>
          </table:table-cell>
          <table:table-cell table:style-name="ce13" table:number-columns-repeated="59"/>
          <table:table-cell table:style-name="ce14" table:number-columns-repeated="960"/>
        </table:table-row>
        <table:table-row table:style-name="ro1" table:number-rows-repeated="10">
          <table:table-cell table:style-name="ce8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Model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19" table:default-cell-style-name="ce1"/>
        <table:table-row table:style-name="ro1">
          <table:table-cell table:style-name="ce11" office:value-type="string" calcext:value-type="string">
            <text:p>Date(yyyymmdd)</text:p>
          </table:table-cell>
          <table:table-cell table:style-name="ce11" office:value-type="string" calcext:value-type="string">
            <text:p>Input</text:p>
          </table:table-cell>
          <table:table-cell table:style-name="ce12" office:value-type="string" calcext:value-type="string">
            <text:p>ModelConfig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Comments</text:p>
          </table:table-cell>
          <table:table-cell table:style-name="ce13" table:number-columns-repeated="1019"/>
        </table:table-row>
        <table:table-row table:style-name="ro1">
          <table:table-cell table:style-name="ce15"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16" office:value-type="float" office:value="20191226" calcext:value-type="float">
            <text:p>20191226</text:p>
          </table:table-cell>
          <table:table-cell table:style-name="ce16"/>
          <table:table-cell table:style-name="ce8" office:value-type="string" calcext:value-type="string">
            <text:p>3D Conv + FC layers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20191210</text:p>
          </table:table-cell>
          <table:table-cell table:style-name="ce16" office:value-type="string" calcext:value-type="string">
            <text:p>latent vectors from 3D V-net segmentation with primary ROI at [1,1,3]</text:p>
          </table:table-cell>
          <table:table-cell table:style-name="ce8" office:value-type="string" calcext:value-type="string">
            <text:p>FC Classifier</text:p>
          </table:table-cell>
          <table:table-cell table:style-name="ce8" table:number-columns-repeated="2"/>
          <table:table-cell table:number-columns-repeated="1019"/>
        </table:table-row>
        <table:table-row table:style-name="ro1" table:number-rows-repeated="7">
          <table:table-cell table:style-name="ce16" table:number-columns-repeated="2"/>
          <table:table-cell table:style-name="ce8" table:number-columns-repeated="3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4:32:07.015404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1:27:16.877052925</meta:creation-date>
    <dc:date>2021-03-31T16:53:26.427974417</dc:date>
    <meta:editing-duration>PT2H43M48S</meta:editing-duration>
    <meta:editing-cycles>25</meta:editing-cycles>
    <meta:generator>LibreOffice/6.4.6.2$Linux_X86_64 LibreOffice_project/40$Build-2</meta:generator>
    <meta:document-statistic meta:table-count="4" meta:cell-count="63" meta:object-count="0"/>
  </office:meta>
</office:document-meta>
</file>